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Standard">
      <style:paragraph-properties fo:margin-top="0cm" fo:margin-bottom="0cm" loext:contextual-spacing="true" fo:line-height="100%" fo:orphans="2" fo:widows="2"/>
      <style:text-properties officeooo:paragraph-rsid="0023b11b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6de63" style:font-size-asian="11pt" style:font-size-complex="11pt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1pt" fo:letter-spacing="normal" fo:font-style="normal" fo:font-weight="bold" officeooo:paragraph-rsid="0026de63" style:font-size-asian="11pt" style:font-size-complex="11pt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" fo:font-size="11pt" fo:letter-spacing="normal" officeooo:paragraph-rsid="0026de63" style:font-size-asian="11pt" style:font-size-complex="11pt"/>
    </style:style>
    <style:style style:name="P11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" fo:font-size="11pt" style:font-size-asian="11pt" style:font-size-complex="11pt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" fo:font-size="11pt" officeooo:paragraph-rsid="0026de63" style:font-size-asian="11pt" style:font-size-complex="11pt"/>
    </style:style>
    <style:style style:name="P1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" officeooo:paragraph-rsid="0023b11b"/>
    </style:style>
    <style:style style:name="P14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style:font-name="Courier New" fo:font-size="11pt" style:font-size-asian="11pt" style:font-size-complex="11pt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24d99d" officeooo:paragraph-rsid="0024d99d" style:font-name-asian="Times New Roman" style:font-size-asian="14pt" style:language-asian="pt" style:country-asian="BR" style:font-style-asian="italic" style:font-weight-asian="bold" style:font-name-complex="Courier New2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style:writing-mode="lr-tb"/>
      <style:text-properties style:font-name="Chilanka" fo:font-size="24pt"/>
    </style:style>
    <style:style style:name="P18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000000"/>
      <style:text-properties style:font-name="Chilanka" fo:font-size="24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6de63" style:text-blinking="false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2dff" style:text-blinking="false" style:font-size-asian="11pt" style:font-style-asian="normal" style:font-weight-asian="normal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6de63" style:text-blinking="false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6de63" style:text-blinking="false" fo:background-color="#ffffff" loext:char-shading-value="0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2dff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2dff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normal" officeooo:rsid="00202dff" style:text-blinking="false" style:font-size-asian="11pt" style:font-style-asian="normal" style:font-weight-asian="normal" style:font-size-complex="11pt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normal" officeooo:rsid="00202dff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normal" officeooo:rsid="00202dff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10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11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12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fo:letter-spacing="normal" fo:font-style="normal" fo:font-weight="bold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7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normal" style:font-size-complex="11pt"/>
    </style:style>
    <style:style style:name="T18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/>
    </style:style>
    <style:style style:name="T19" style:family="text">
      <style:text-properties fo:font-style="normal" fo:font-weight="bold"/>
    </style:style>
    <style:style style:name="T20" style:family="text">
      <style:text-properties fo:font-style="normal" fo:font-weight="bold" officeooo:rsid="0026de63"/>
    </style:style>
    <style:style style:name="T21" style:family="text">
      <style:text-properties fo:font-style="normal" fo:font-weight="bold" officeooo:rsid="0026de63" style:font-weight-asian="bold" style:font-weight-complex="bold"/>
    </style:style>
    <style:style style:name="T22" style:family="text">
      <style:text-properties fo:font-style="normal" fo:font-weight="normal"/>
    </style:style>
    <style:style style:name="T23" style:family="text">
      <style:text-properties fo:font-weight="bold" officeooo:rsid="0026de63" style:font-weight-asian="bold" style:font-weight-complex="bold"/>
    </style:style>
    <style:style style:name="T24" style:family="text">
      <style:text-properties officeooo:rsid="0023b11b"/>
    </style:style>
    <style:style style:name="T25" style:family="text">
      <style:text-properties style:font-name="Chilanka" fo:font-size="24pt"/>
    </style:style>
    <style:style style:name="gr1" style:family="graphic">
      <style:graphic-properties svg:stroke-color="#000000" draw:fill="none" draw:textarea-vertical-align="middle" draw:auto-grow-height="false" fo:min-height="4.833cm" fo:min-width="0.3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54cm" fo:min-width="0.769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3.704cm" fo:min-width="8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Figura1" draw:style-name="gr7" draw:text-style-name="P22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6" draw:text-style-name="P21" svg:width="0.899cm" svg:height="0.851cm" svg:x="18.062cm" svg:y="0.005cm"><text:p><text:span text:style-name="T25">4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A casa é sua</text:p>
      <text:p text:style-name="P1"/>
      <text:p text:style-name="P3"><text:bookmark text:name="cifra_tom"/><text:span text:style-name="T10">Tom</text:span><text:span text:style-name="T12">: </text:span><text:span text:style-name="Internet_20_link"><text:span text:style-name="T4">G</text:span></text:span></text:p>
      <text:p text:style-name="P4"><text:span text:style-name="Internet_20_link"><text:span text:style-name="T9">Capotraste na </text:span></text:span><text:span text:style-name="Internet_20_link"><text:span text:style-name="T6">1ª casa</text:span></text:span></text:p>
      <text:p text:style-name="P2"><text:bookmark text:name="cifra_afi"/><text:bookmark text:name="cifra_capo"/></text:p>
      <text:p text:style-name="P13"><text:span text:style-name="T16">Intro </text:span><text:span text:style-name="T18">: <text:s/></text:span><text:span text:style-name="T17">G</text:span><text:span text:style-name="T18"> <text:s/></text:span><text:span text:style-name="T17">C/G</text:span><text:span text:style-name="T18"> <text:s/></text:span><text:span text:style-name="T17">Em</text:span><text:span text:style-name="T18"> <text:s/></text:span><text:span text:style-name="T17">C</text:span></text:p>
      <text:p text:style-name="P14"/>
      <text:p text:style-name="P11"><text:span text:style-name="T13"><text:s text:c="10"/></text:span><text:span text:style-name="T14">G</text:span></text:p>
      <text:p text:style-name="P5"><text:span text:style-name="T24">Tu</text:span> é bem-vindo aqui</text:p>
      <text:p text:style-name="P9"><text:s text:c="8"/><text:span text:style-name="T19">C9</text:span><text:span text:style-name="T22"> <text:s text:c="10"/></text:span><text:span text:style-name="T19">Em</text:span></text:p>
      <text:p text:style-name="P5">A casa é sua, pode entrar</text:p>
      <text:p text:style-name="P9"><text:s text:c="14"/><text:span text:style-name="T19">C9</text:span></text:p>
      <text:p text:style-name="P5">Me esvazio de mim</text:p>
      <text:p text:style-name="P9"><text:s text:c="14"/><text:span text:style-name="T19">G</text:span><text:span text:style-name="T22"> <text:s text:c="3"/></text:span><text:span text:style-name="T19">C9</text:span></text:p>
      <text:p text:style-name="P5">Me esvazio de mim</text:p>
      <text:p text:style-name="P5"/>
      <text:p text:style-name="P9"><text:s text:c="11"/><text:span text:style-name="T19">G</text:span></text:p>
      <text:p text:style-name="P5">Sopra o Teu vento aqui</text:p>
      <text:p text:style-name="P9"><text:s text:c="10"/><text:span text:style-name="T19">C9</text:span><text:span text:style-name="T22"> <text:s text:c="12"/></text:span><text:span text:style-name="T19">Em</text:span></text:p>
      <text:p text:style-name="P5">Toma o Teu trono, vem reinar</text:p>
      <text:p text:style-name="P9"><text:s text:c="18"/><text:span text:style-name="T19">G</text:span><text:span text:style-name="T22"> <text:s text:c="3"/></text:span><text:span text:style-name="T19">C9</text:span></text:p>
      <text:p text:style-name="P5">Nós queremos te ouvir</text:p>
      <text:p text:style-name="P9"><text:s text:c="18"/><text:span text:style-name="T19">G</text:span><text:span text:style-name="T22"> <text:s text:c="3"/></text:span><text:span text:style-name="T19">C9</text:span></text:p>
      <text:p text:style-name="P5">Nós queremos te ouvir</text:p>
      <text:p text:style-name="P11"><draw:custom-shape text:anchor-type="paragraph" draw:z-index="2" draw:name="Forma1" draw:style-name="gr5" draw:text-style-name="P20" svg:width="8.323cm" svg:height="3.705cm" svg:x="-0.182cm" svg:y="0.374cm"><text:p/><draw:enhanced-geometry svg:viewBox="0 0 21600 21600" draw:type="rectangle" draw:enhanced-path="M 0 0 L 21600 0 21600 21600 0 21600 0 0 Z N"/></draw:custom-shape></text:p>
      <text:p text:style-name="P7">C9</text:p>
      <text:p text:style-name="P5">Essa casa é sua casa</text:p>
      <text:p text:style-name="P11"><text:span text:style-name="T13"><text:s text:c="13"/></text:span><text:span text:style-name="T14">D/F#</text:span><text:span text:style-name="T15"> <text:s text:c="5"/></text:span><text:span text:style-name="T14">Em</text:span><text:span text:style-name="T15"> <text:s text:c="4"/></text:span><text:span text:style-name="T14">Bm</text:span></text:p>
      <text:p text:style-name="P5">Nós deixamos ela pr<text:span text:style-name="T24">o Senhor</text:span>, Jesus</text:p>
      <text:p text:style-name="P7">C9</text:p>
      <text:p text:style-name="P5">Essa casa é sua casa</text:p>
      <text:p text:style-name="P9"><text:s text:c="13"/><text:span text:style-name="T19">D/F#</text:span><text:span text:style-name="T22"> <text:s text:c="5"/></text:span><text:span text:style-name="T19">Em</text:span><text:span text:style-name="T22"> <text:s text:c="4"/></text:span><text:span text:style-name="T20">D</text:span></text:p>
      <text:p text:style-name="P5">Nós deixamos ela <text:span text:style-name="T24">pro</text:span> <text:span text:style-name="T24">Senhor</text:span>, Jesus</text:p>
      <text:p text:style-name="P11"/>
      <text:p text:style-name="P10"><text:s text:c="11"/><text:span text:style-name="T19">G</text:span></text:p>
      <text:p text:style-name="P6">Sopra o Teu vento aqui</text:p>
      <text:p text:style-name="P10"><text:s text:c="10"/><text:span text:style-name="T19">C9</text:span><text:span text:style-name="T22"> <text:s text:c="12"/></text:span><text:span text:style-name="T19">Em</text:span></text:p>
      <text:p text:style-name="P6">Toma o Teu trono, vem reinar</text:p>
      <text:p text:style-name="P10"><text:s text:c="18"/><text:span text:style-name="T19">G</text:span><text:span text:style-name="T22"> <text:s text:c="3"/></text:span><text:span text:style-name="T19">C9</text:span></text:p>
      <text:p text:style-name="P6">Nós queremos te ouvir</text:p>
      <text:p text:style-name="P10"><text:s text:c="18"/><text:span text:style-name="T19">G</text:span><text:span text:style-name="T22"> <text:s text:c="3"/></text:span><text:span text:style-name="T19">C9</text:span></text:p>
      <text:p text:style-name="P6">Nós queremos te ouvir</text:p>
      <text:p text:style-name="P11"><draw:custom-shape text:anchor-type="paragraph" draw:z-index="3" draw:name="Forma1" draw:style-name="gr5" draw:text-style-name="P20" svg:width="8.323cm" svg:height="3.705cm" svg:x="-0.182cm" svg:y="0.374cm"><text:p/><draw:enhanced-geometry svg:viewBox="0 0 21600 21600" draw:type="rectangle" draw:enhanced-path="M 0 0 L 21600 0 21600 21600 0 21600 0 0 Z N"/></draw:custom-shape></text:p>
      <text:p text:style-name="P8">C9</text:p>
      <text:p text:style-name="P6"><draw:line text:anchor-type="paragraph" draw:z-index="4" draw:name="Forma2" draw:style-name="gr4" draw:text-style-name="P19" svg:x1="-0.494cm" svg:y1="8.551cm" svg:x2="-0.494cm" svg:y2="0.157cm"><text:p/></draw:line><draw:line text:anchor-type="paragraph" draw:z-index="5" draw:name="Forma4" draw:style-name="gr3" draw:text-style-name="P19" svg:x1="-0.494cm" svg:y1="0.157cm" svg:x2="-0.182cm" svg:y2="0.157cm"><text:p/></draw:line>Essa casa é sua casa</text:p>
      <text:p text:style-name="P12"><text:span text:style-name="T13"><text:s text:c="13"/></text:span><text:span text:style-name="T14">D/F#</text:span><text:span text:style-name="T15"> <text:s text:c="5"/></text:span><text:span text:style-name="T14">Em</text:span><text:span text:style-name="T15"> <text:s text:c="4"/></text:span><text:span text:style-name="T14">Bm</text:span></text:p>
      <text:p text:style-name="P6">Nós deixamos ela pr<text:span text:style-name="T24">o Senhor</text:span>, Jesus</text:p>
      <text:p text:style-name="P8">C9</text:p>
      <text:p text:style-name="P6">Essa casa é sua casa</text:p>
      <text:p text:style-name="P10"><text:s text:c="13"/><text:span text:style-name="T19">D/F#</text:span><text:span text:style-name="T22"> <text:s text:c="5"/></text:span><text:span text:style-name="T19">Em</text:span><text:span text:style-name="T22"> <text:s text:c="4"/></text:span><text:span text:style-name="T20">Bm</text:span></text:p>
      <text:p text:style-name="P6">Nós deixamos ela <text:span text:style-name="T24">pro</text:span> <text:span text:style-name="T24">Senhor</text:span>, Jesus</text:p>
      <text:p text:style-name="P10"/>
      <text:p text:style-name="P9"><draw:custom-shape text:anchor-type="paragraph" draw:z-index="7" draw:name="Forma3" draw:style-name="gr1" draw:text-style-name="P16" svg:width="0.844cm" svg:height="5.098cm" svg:x="6.6cm" svg:y="0.00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 text:c="3"/><text:span text:style-name="T19">C9</text:span><text:span text:style-name="T22"> <text:s text:c="17"/></text:span></text:p>
      <text:p text:style-name="P5">Apareça que o Teu nome cresça</text:p>
      <text:p text:style-name="P9"><text:s text:c="7"/><text:span text:style-name="T23">D/F#</text:span> <text:s text:c="5"/><text:span text:style-name="T23">Em</text:span></text:p>
      <text:p text:style-name="P5">Enche este lugar</text:p>
      <text:p text:style-name="P9"><draw:custom-shape text:anchor-type="char" draw:z-index="6" draw:style-name="gr2" draw:text-style-name="P18" svg:width="0.793cm" svg:height="0.678cm" svg:x="7.648cm" svg:y="0.325cm"><text:p text:style-name="P17"><text:span text:style-name="T25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4"/><text:span text:style-name="T19">Bm</text:span></text:p>
      <text:p text:style-name="P5">Enche este lugar</text:p>
      <text:p text:style-name="P9"><text:s text:c="3"/><text:span text:style-name="T19">C9</text:span><text:span text:style-name="T22"> <text:s text:c="17"/></text:span></text:p>
      <text:p text:style-name="P5">Apareça que o Teu nome cresça</text:p>
      <text:p text:style-name="P10"><text:span text:style-name="T19"><text:s text:c="7"/></text:span><text:span text:style-name="T21">D/F#</text:span><text:span text:style-name="T19"> <text:s text:c="5"/></text:span><text:span text:style-name="T21">Em</text:span></text:p>
      <text:p text:style-name="P5">Vem me incendiar</text:p>
      <text:p text:style-name="P9"><text:s text:c="14"/><text:span text:style-name="T19">Bm</text:span></text:p>
      <text:p text:style-name="P5">Vem me incendia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19:57:55.375000000</dc:date>
    <meta:editing-cycles>58</meta:editing-cycles>
    <meta:editing-duration>P1DT9H6M21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56" meta:word-count="184" meta:character-count="1161" meta:non-whitespace-character-count="6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